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, serif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8f2a1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213in" svg:height="3.9492in" svg:x="9.7559in" svg:y="0.9969in">
            <draw:object draw:notify-on-update-of-ranges="Sheet1.G9:Sheet1.K9 Sheet1.E10:Sheet1.F10 Sheet1.G10:Sheet1.K10 Sheet1.E11:Sheet1.F11 Sheet1.G11:Sheet1.K11 Sheet1.E12:Sheet1.F12 Sheet1.G12:Sheet1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Ωφέλιμο</text:p>
          </table:table-cell>
          <table:table-cell table:style-name="ce4" office:value-type="string" calcext:value-type="string">
            <text:p>Επικίνδυνο</text:p>
          </table:table-cell>
          <table:table-cell table:style-name="ce4" office:value-type="string" calcext:value-type="string">
            <text:p>Απόσταση</text:p>
          </table:table-cell>
          <table:table-cell table:style-name="ce4" office:value-type="string" calcext:value-type="string">
            <text:p>Μάσκα</text:p>
          </table:table-cell>
          <table:table-cell table:style-name="ce4" office:value-type="string" calcext:value-type="string">
            <text:p>Εμβόλιο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Συμφωνώ vs (-)</text:p>
          </table:table-cell>
          <table:table-cell table:style-name="ce2" office:value-type="string" calcext:value-type="string">
            <text:p>Ουδέτερα</text:p>
          </table:table-cell>
          <table:table-cell table:style-name="ce2" office:value-type="float" office:value="43.574" calcext:value-type="float">
            <text:p>43.574</text:p>
          </table:table-cell>
          <table:table-cell table:style-name="ce2" office:value-type="float" office:value="-19.162" calcext:value-type="float">
            <text:p>-19.162</text:p>
          </table:table-cell>
          <table:table-cell table:style-name="ce2" office:value-type="float" office:value="2.648" calcext:value-type="float">
            <text:p>2.648</text:p>
          </table:table-cell>
          <table:table-cell table:style-name="ce2" office:value-type="float" office:value="13.528" calcext:value-type="float">
            <text:p>13.528</text:p>
          </table:table-cell>
          <table:table-cell table:style-name="ce2" office:value-type="float" office:value="-0.9448" calcext:value-type="float">
            <text:p>-0.9448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Συμφωνώ vs (-)</text:p>
          </table:table-cell>
          <table:table-cell table:style-name="ce3" office:value-type="string" calcext:value-type="string">
            <text:p>Διαφωνώ</text:p>
          </table:table-cell>
          <table:table-cell table:style-name="ce3" office:value-type="float" office:value="58.181" calcext:value-type="float">
            <text:p>58.181</text:p>
          </table:table-cell>
          <table:table-cell table:style-name="ce3" office:value-type="float" office:value="-34.09" calcext:value-type="float">
            <text:p>-34.09</text:p>
          </table:table-cell>
          <table:table-cell table:style-name="ce3" office:value-type="float" office:value="22.744" calcext:value-type="float">
            <text:p>22.744</text:p>
          </table:table-cell>
          <table:table-cell table:style-name="ce3" office:value-type="float" office:value="27.052" calcext:value-type="float">
            <text:p>27.052</text:p>
          </table:table-cell>
          <table:table-cell table:style-name="ce5" office:value-type="float" office:value="-3.52814" calcext:value-type="float">
            <text:p>-3.52814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Ουδέτερα vs (-)</text:p>
          </table:table-cell>
          <table:table-cell table:style-name="ce3" office:value-type="string" calcext:value-type="string">
            <text:p>Διαφωνώ</text:p>
          </table:table-cell>
          <table:table-cell table:style-name="ce3" office:value-type="float" office:value="14.607" calcext:value-type="float">
            <text:p>14.607</text:p>
          </table:table-cell>
          <table:table-cell table:style-name="ce3" office:value-type="float" office:value="-14.929" calcext:value-type="float">
            <text:p>-14.929</text:p>
          </table:table-cell>
          <table:table-cell table:style-name="ce3" office:value-type="float" office:value="20.095" calcext:value-type="float">
            <text:p>20.095</text:p>
          </table:table-cell>
          <table:table-cell table:style-name="ce3" office:value-type="float" office:value="13.524" calcext:value-type="float">
            <text:p>13.524</text:p>
          </table:table-cell>
          <table:table-cell table:style-name="ce3" office:value-type="float" office:value="-2.58333" calcext:value-type="float">
            <text:p>-2.58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, serif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1:35:02.660612460</meta:creation-date>
    <dc:date>2022-09-20T21:35:26.404602032</dc:date>
    <meta:editing-duration>PT24S</meta:editing-duration>
    <meta:editing-cycles>1</meta:editing-cycles>
    <meta:document-statistic meta:table-count="1" meta:cell-count="26" meta:object-count="1"/>
    <meta:generator>LibreOffice/7.4.1.2$Linux_X86_64 LibreOffice_project/3c58a8f3a960df8bc8fd77b461821e42c061c5f0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35cm" svg:height="10.032cm" xlink:href=".." xlink:type="simple" chart:class="chart:bar" chart:style-name="ch1">
        <chart:legend chart:legend-position="end" svg:x="12.009cm" svg:y="0.351cm" style:legend-expansion="custom" svg:width="5.621cm" svg:height="1.776cm" style:legend-expansion-aspect-ratio="3.16497747747748" chart:style-name="ch2"/>
        <chart:plot-area chart:style-name="ch3" table:cell-range-address="Sheet1.E9:Sheet1.K12" chart:data-source-has-labels="both" svg:x="0.564cm" svg:y="0.2cm" svg:width="17.451cm" svg:height="9.605cm">
          <chart:coordinate-region svg:x="2.376cm" svg:y="0.2cm" svg:width="15.453cm" svg:height="8.958cm"/>
          <chart:axis chart:dimension="x" chart:name="primary-x" chart:style-name="ch4" chartooo:axis-type="auto">
            <chartooo:date-scale/>
            <chart:categories table:cell-range-address="Sheet1.G9:Sheet1.K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0:Sheet1.K10" chart:label-cell-address="Sheet1.E10:Sheet1.F10" chart:class="chart:bar">
            <chart:data-point chart:repeated="5"/>
          </chart:series>
          <chart:series chart:style-name="ch8" chart:values-cell-range-address="Sheet1.G11:Sheet1.K11" chart:label-cell-address="Sheet1.E11:Sheet1.F11" chart:class="chart:bar">
            <chart:data-point chart:repeated="5"/>
          </chart:series>
          <chart:series chart:style-name="ch9" chart:values-cell-range-address="Sheet1.G12:Sheet1.K12" chart:label-cell-address="Sheet1.E12:Sheet1.F1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Ωφέλιμο</text:p>
                <draw:g>
                  <svg:desc>Sheet1.G9:Sheet1.K9</svg:desc>
                </draw:g>
              </table:table-cell>
              <table:table-cell office:value-type="string">
                <text:p>Επικίνδυνο</text:p>
              </table:table-cell>
              <table:table-cell office:value-type="string">
                <text:p>Απόσταση</text:p>
              </table:table-cell>
              <table:table-cell office:value-type="string">
                <text:p>Μάσκα</text:p>
              </table:table-cell>
              <table:table-cell office:value-type="string">
                <text:p>Εμβόλιο</text:p>
              </table:table-cell>
            </table:table-row>
          </table:table-header-rows>
          <table:table-rows>
            <table:table-row>
              <table:table-cell office:value-type="string">
                <text:p>Συμφωνώ vs (-) Ουδέτερα</text:p>
                <text:list>
                  <text:list-item>
                    <text:p>Συμφωνώ vs (-)</text:p>
                  </text:list-item>
                  <text:list-item>
                    <text:p>Ουδέτερα</text:p>
                  </text:list-item>
                </text:list>
                <draw:g>
                  <svg:desc>Sheet1.E10:Sheet1.F10</svg:desc>
                </draw:g>
              </table:table-cell>
              <table:table-cell office:value-type="float" office:value="43.574">
                <text:p>43.574</text:p>
                <draw:g>
                  <svg:desc>Sheet1.G10:Sheet1.K10</svg:desc>
                </draw:g>
              </table:table-cell>
              <table:table-cell office:value-type="float" office:value="-19.162">
                <text:p>-19.162</text:p>
              </table:table-cell>
              <table:table-cell office:value-type="float" office:value="2.648">
                <text:p>2.648</text:p>
              </table:table-cell>
              <table:table-cell office:value-type="float" office:value="13.528">
                <text:p>13.528</text:p>
              </table:table-cell>
              <table:table-cell office:value-type="float" office:value="-0.9448">
                <text:p>-0.9448</text:p>
              </table:table-cell>
            </table:table-row>
            <table:table-row>
              <table:table-cell office:value-type="string">
                <text:p>Συμφωνώ vs (-) Διαφωνώ</text:p>
                <text:list>
                  <text:list-item>
                    <text:p>Συμφωνώ vs (-)</text:p>
                  </text:list-item>
                  <text:list-item>
                    <text:p>Διαφωνώ</text:p>
                  </text:list-item>
                </text:list>
                <draw:g>
                  <svg:desc>Sheet1.E11:Sheet1.F11</svg:desc>
                </draw:g>
              </table:table-cell>
              <table:table-cell office:value-type="float" office:value="58.181">
                <text:p>58.181</text:p>
                <draw:g>
                  <svg:desc>Sheet1.G11:Sheet1.K11</svg:desc>
                </draw:g>
              </table:table-cell>
              <table:table-cell office:value-type="float" office:value="-34.09">
                <text:p>-34.09</text:p>
              </table:table-cell>
              <table:table-cell office:value-type="float" office:value="22.744">
                <text:p>22.744</text:p>
              </table:table-cell>
              <table:table-cell office:value-type="float" office:value="27.052">
                <text:p>27.052</text:p>
              </table:table-cell>
              <table:table-cell office:value-type="float" office:value="-3.52814">
                <text:p>-3.52814</text:p>
              </table:table-cell>
            </table:table-row>
            <table:table-row>
              <table:table-cell office:value-type="string">
                <text:p>Ουδέτερα vs (-) Διαφωνώ</text:p>
                <text:list>
                  <text:list-item>
                    <text:p>Ουδέτερα vs (-)</text:p>
                  </text:list-item>
                  <text:list-item>
                    <text:p>Διαφωνώ</text:p>
                  </text:list-item>
                </text:list>
                <draw:g>
                  <svg:desc>Sheet1.E12:Sheet1.F12</svg:desc>
                </draw:g>
              </table:table-cell>
              <table:table-cell office:value-type="float" office:value="14.607">
                <text:p>14.607</text:p>
                <draw:g>
                  <svg:desc>Sheet1.G12:Sheet1.K12</svg:desc>
                </draw:g>
              </table:table-cell>
              <table:table-cell office:value-type="float" office:value="-14.929">
                <text:p>-14.929</text:p>
              </table:table-cell>
              <table:table-cell office:value-type="float" office:value="20.095">
                <text:p>20.095</text:p>
              </table:table-cell>
              <table:table-cell office:value-type="float" office:value="13.524">
                <text:p>13.524</text:p>
              </table:table-cell>
              <table:table-cell office:value-type="float" office:value="-2.58333">
                <text:p>-2.58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